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da9378" officeooo:paragraph-rsid="00e71d11"/>
    </style:style>
    <style:style style:name="P3" style:family="paragraph" style:parent-style-name="Text_20_body">
      <style:text-properties officeooo:rsid="00e64e03" officeooo:paragraph-rsid="00eba913"/>
    </style:style>
    <style:style style:name="P4" style:family="paragraph" style:parent-style-name="Text_20_body">
      <style:text-properties officeooo:rsid="00e64e03" officeooo:paragraph-rsid="00e64e03"/>
    </style:style>
    <style:style style:name="P5" style:family="paragraph" style:parent-style-name="Text_20_body">
      <style:text-properties officeooo:rsid="00eba913" officeooo:paragraph-rsid="00eba913"/>
    </style:style>
    <style:style style:name="P6" style:family="paragraph" style:parent-style-name="Text_20_body" style:list-style-name="L1">
      <style:text-properties officeooo:rsid="00e64e03" officeooo:paragraph-rsid="00e64e03"/>
    </style:style>
    <style:style style:name="P7" style:family="paragraph" style:parent-style-name="Text_20_body" style:list-style-name="L1">
      <style:text-properties officeooo:rsid="00e64e03" officeooo:paragraph-rsid="00edd740"/>
    </style:style>
    <style:style style:name="P8" style:family="paragraph" style:parent-style-name="Text_20_body" style:list-style-name="L2">
      <style:text-properties officeooo:rsid="00e64e03" officeooo:paragraph-rsid="00edd740"/>
    </style:style>
    <style:style style:name="P9" style:family="paragraph" style:parent-style-name="Text_20_body" style:list-style-name="L2">
      <style:text-properties officeooo:rsid="00e64e03" officeooo:paragraph-rsid="00e6692c"/>
    </style:style>
    <style:style style:name="P10" style:family="paragraph" style:parent-style-name="Text_20_body" style:list-style-name="L2">
      <style:text-properties officeooo:rsid="00e64e03" officeooo:paragraph-rsid="00efc0b2"/>
    </style:style>
    <style:style style:name="P11" style:family="paragraph" style:parent-style-name="Text_20_body" style:list-style-name="L1">
      <style:text-properties officeooo:rsid="00edd740" officeooo:paragraph-rsid="00edd740"/>
    </style:style>
    <style:style style:name="P12" style:family="paragraph" style:parent-style-name="Text_20_body" style:list-style-name="L1">
      <style:text-properties officeooo:rsid="00f49f5e" officeooo:paragraph-rsid="00f49f5e"/>
    </style:style>
    <style:style style:name="P13" style:family="paragraph" style:parent-style-name="Text_20_body" style:list-style-name="L1">
      <style:text-properties officeooo:rsid="00f621fe" officeooo:paragraph-rsid="00f621fe"/>
    </style:style>
    <style:style style:name="P14" style:family="paragraph" style:parent-style-name="Text_20_body" style:list-style-name="L1">
      <style:text-properties officeooo:rsid="00f8185a" officeooo:paragraph-rsid="00f8185a"/>
    </style:style>
    <style:style style:name="P15" style:family="paragraph" style:parent-style-name="Text_20_body" style:list-style-name="L2">
      <style:text-properties officeooo:rsid="00f31e44" officeooo:paragraph-rsid="00f31e44"/>
    </style:style>
    <style:style style:name="P16" style:family="paragraph" style:parent-style-name="Text_20_body" style:list-style-name="L2">
      <style:text-properties officeooo:rsid="00f63e00" officeooo:paragraph-rsid="00f63e00"/>
    </style:style>
    <style:style style:name="P17" style:family="paragraph" style:parent-style-name="Text_20_body" style:list-style-name="L3">
      <style:text-properties officeooo:rsid="00e71d11" officeooo:paragraph-rsid="00e71d11"/>
    </style:style>
    <style:style style:name="P18" style:family="paragraph" style:parent-style-name="Text_20_body" style:list-style-name="L3">
      <style:text-properties officeooo:rsid="00e7f788" officeooo:paragraph-rsid="00e9e38f"/>
    </style:style>
    <style:style style:name="P19" style:family="paragraph" style:parent-style-name="Text_20_body" style:list-style-name="L3">
      <style:text-properties officeooo:rsid="00e9e38f" officeooo:paragraph-rsid="00e9e38f"/>
    </style:style>
    <style:style style:name="P20" style:family="paragraph" style:parent-style-name="Heading_20_3">
      <style:text-properties officeooo:paragraph-rsid="00f86397"/>
    </style:style>
    <style:style style:name="P21" style:family="paragraph" style:parent-style-name="Heading_20_2">
      <style:text-properties officeooo:rsid="00ce8867" officeooo:paragraph-rsid="00c8949f"/>
    </style:style>
    <style:style style:name="T1" style:family="text">
      <style:text-properties officeooo:rsid="00e64e03"/>
    </style:style>
    <style:style style:name="T2" style:family="text">
      <style:text-properties officeooo:rsid="00e6692c"/>
    </style:style>
    <style:style style:name="T3" style:family="text">
      <style:text-properties officeooo:rsid="00e7f788"/>
    </style:style>
    <style:style style:name="T4" style:family="text">
      <style:text-properties officeooo:rsid="00e9e38f"/>
    </style:style>
    <style:style style:name="T5" style:family="text">
      <style:text-properties officeooo:rsid="00eba913"/>
    </style:style>
    <style:style style:name="T6" style:family="text">
      <style:text-properties officeooo:rsid="00edd740"/>
    </style:style>
    <style:style style:name="T7" style:family="text">
      <style:text-properties officeooo:rsid="00ee4d15"/>
    </style:style>
    <style:style style:name="T8" style:family="text">
      <style:text-properties officeooo:rsid="00f49f5e"/>
    </style:style>
    <style:style style:name="T9" style:family="text">
      <style:text-properties officeooo:rsid="00f51e88"/>
    </style:style>
    <style:style style:name="T10" style:family="text">
      <style:text-properties officeooo:rsid="00f54387"/>
    </style:style>
    <style:style style:name="T11" style:family="text">
      <style:text-properties officeooo:rsid="00f8185a"/>
    </style:style>
    <style:style style:name="T12" style:family="text">
      <style:text-properties officeooo:rsid="00fa73f9"/>
    </style:style>
    <style:style style:name="T13" style:family="text">
      <style:text-properties officeooo:rsid="00fd68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text:span text:style-name="T1">Atollic True Studio </text:span>notes</text:h>
      <text:p text:style-name="P1">190<text:span text:style-name="T1">714</text:span>, updated <text:span text:style-name="T1">15</text:span>.<text:span text:style-name="T1">7</text:span>.2019/pekka</text:p>
      <text:p text:style-name="P4">Atollic True Studio is professional eclipse based development environment <text:span text:style-name="T13">primarily </text:span>for STM32 micro-controllers. <text:s/>The IDE is similar to Keil or even QT or Visual Studio, and debugging works very nicely. <text:s/><text:span text:style-name="T6">In addition to IDE, there is Cube. </text:span>Cube makes assigning micro-controller pins and timing easy (much much easier than reading thick reference manuals and doing it by hand). <text:span text:style-name="T7">It generates code to initialize the micro-controller, which can then be used in True Studio project. </text:span></text:p>
      <text:p text:style-name="P3"/>
      <text:p text:style-name="P5">Advice: If you are new to programming micro-controllers, starting out cold with building the iocom library with True Studio will be hard. Better to start either with True Studio examples, or even better with STM32duino examples. Way from hello world “blink led”, proceeding step at a time, is likely to yield results faster than time than trying to take it all in with single bite.</text:p>
      <text:h text:style-name="Heading_20_3" text:outline-level="3">What is great about Atollic True Studio <text:span text:style-name="T11">and Cube</text:span></text:h>
      <text:list xml:id="list3168446204" text:style-name="L1">
        <text:list-item>
          <text:p text:style-name="P6">Cube is excellent tool for assigning micro-controller pins and timing.</text:p>
        </text:list-item>
        <text:list-item>
          <text:p text:style-name="P7"><text:span text:style-name="T6">True Studio IDE has e</text:span>xcellent debugging <text:span text:style-name="T6">trough IDE</text:span>. <text:span text:style-name="T6">Notice that Nucleo boards come with integrated ST-link USB connector, or if you have board without one, <text:s/>a $6 “</text:span>ST-Link V2 Mini STM8 STM32 Emulator Downloader” <text:span text:style-name="T6">from Amazon works well (connects USB to micro-controller pins). </text:span></text:p>
        </text:list-item>
        <text:list-item>
          <text:p text:style-name="P11">Nice professional look and feel. Full functionality without any licensing fees. <text:span text:style-name="T10">Experienced IDE users familiar with Eclipse, Kail, QTCreator, Visual Studio, etc. feel quickly at home.</text:span></text:p>
        </text:list-item>
        <text:list-item>
          <text:p text:style-name="P12">Integration <text:span text:style-name="T9">of</text:span> LWIP and FreeRTOS <text:span text:style-name="T9">to Cube</text:span>.</text:p>
        </text:list-item>
        <text:list-item>
          <text:p text:style-name="P13">Great ready support and examples for ST Microelectronics ARM32 products.</text:p>
        </text:list-item>
        <text:list-item>
          <text:p text:style-name="P14">Good, although not trouble free, system to keep developers up to date. </text:p>
        </text:list-item>
      </text:list>
      <text:h text:style-name="P20" text:outline-level="3">What is not so great</text:h>
      <text:list xml:id="list831335379" text:style-name="L2">
        <text:list-item>
          <text:p text:style-name="P8">Wants to integrate Cube generated <text:span text:style-name="T6">code with application and hardware. </text:span></text:p>
        </text:list-item>
        <text:list-item>
          <text:p text:style-name="P8"><text:span text:style-name="T6">This easily leads to b</text:span>loated, non reusable application projects. <text:span text:style-name="T2">Extra work is needed to keep IO device application code portable, to separate it from Cube generated files, and to avoid duplicating same Cube and C source files.</text:span></text:p>
        </text:list-item>
        <text:list-item>
          <text:p text:style-name="P15"><text:span text:style-name="T9">L</text:span>ow abstraction level, chip specific implementations are often needed. For instance Ethernet requires separate implementations for Wiznet and for LWIP, and <text:span text:style-name="T8">micro controller</text:span> chip specific serial port driver code and flash programming. HAL provides some level of portability, but not much. <text:span text:style-name="T8">W</text:span>hen comparing STMduino/Teensyduino which has APIs for these (others but for flash): <text:span text:style-name="T8">This approach allows developer great control of detail, but also consumes lot of time and requires expertise to get the reliability.</text:span></text:p>
        </text:list-item>
        <text:list-item>
          <text:p text:style-name="P9">Much steeper learning curve than STM32duino or TeensyDuino.</text:p>
        </text:list-item>
        <text:list-item>
          <text:p text:style-name="P10">Dependency on Cube versions. <text:span text:style-name="T6">Cube and True Studio version updates have caused, and are likely to cause future headaches. </text:span></text:p>
        </text:list-item>
        <text:list-item>
          <text:p text:style-name="P16"><text:span text:style-name="T12">Cube s</text:span>upport for other manufacturers than ST microelectronics practically null. <text:span text:style-name="T12">True Studio can still be used for generic ARM builds and should work for debugging.</text:span></text:p>
        </text:list-item>
      </text:list>
      <text:h text:style-name="Heading_20_3" text:outline-level="3">Static libraries <text:span text:style-name="T5">and settings</text:span></text:h>
      <text:list xml:id="list4065836053" text:style-name="L3">
        <text:list-item>
          <text:p text:style-name="P17">Static libraries like iocom, eosal and w5500 have True Studio project in build/atollic folder. This will build the static library in build/atollic/Debug, etc, folder.</text:p>
        </text:list-item>
        <text:list-item>
          <text:p text:style-name="P17"><text:soft-page-break/>Compiler defines E_OS_metal and STM32L476xx (or other) are set for static libraries. The E_OS_metal indicates that we are compiling for “bare metal” or close to it, anyhow to system without typical operating system (we may still use HAL/CMSIS and FreeRTOS). The STM32L476xx sets micro-controller type. This is needed by HAL.</text:p>
        </text:list-item>
        <text:list-item>
          <text:p text:style-name="P18">Include directories <text:span text:style-name="T4">coderoot/eosal, coderoot/iocom allow build with eosal and iocom headers. </text:span></text:p>
        </text:list-item>
        <text:list-item>
          <text:p text:style-name="P19">Include directory coderoot/eosal/libraries/WIZnetIOlibrary/Ethernet allows build with WizNET w5500 IO library.</text:p>
        </text:list-item>
        <text:list-item>
          <text:p text:style-name="P17">Include directories related to HAL and CMSIS and come with STM32 Cube. Once <text:span text:style-name="T3">support for a specific micro-controller family, lets say STM32F4, is installed within </text:span>Cube, full copy <text:span text:style-name="T3">HAL and CMSIS appears in user’s home repository </text:span>~/STM32Cube/Repository/STM32Cube_FW_L4_V1.13.0.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15T17:27:32.114210275</dc:date>
    <meta:editing-duration>PT9H35M50S</meta:editing-duration>
    <meta:editing-cycles>214</meta:editing-cycles>
    <meta:generator>LibreOffice/6.2.4.2$Linux_X86_64 LibreOffice_project/20$Build-2</meta:generator>
    <meta:document-statistic meta:table-count="0" meta:image-count="0" meta:object-count="0" meta:page-count="2" meta:paragraph-count="24" meta:word-count="594" meta:character-count="3852" meta:non-whitespace-character-count="3289"/>
  </office:meta>
</office:document-meta>
</file>